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2">
      <style:paragraph-properties fo:margin-top="0cm" fo:margin-bottom="0cm"/>
    </style:style>
    <style:style style:name="P5" style:family="paragraph" style:parent-style-name="Text_20_body" style:list-style-name="L3">
      <style:paragraph-properties fo:margin-top="0cm" fo:margin-bottom="0cm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ource_20_Text">Authentication</text:span>과 <text:span text:style-name="Source_20_Text">Principal</text:span>은 Spring Security에서 중요한 개념으로, 애플리케이션의 인증 및 권한 부여 과정을 다룹니다. 각각의 역할과 동작 방식에 대해 자세히 설명하겠습니다.</text:p>
      <text:h text:style-name="Heading_20_3" text:outline-level="3">1. <text:span text:style-name="Source_20_Text">Authentication</text:span></text:h>
      <text:p text:style-name="Text_20_body"><text:span text:style-name="Source_20_Text">Authentication</text:span> 인터페이스는 사용자의 인증 정보를 나타냅니다. 애플리케이션이 사용자 요청을 처리할 때, 이 <text:span text:style-name="Source_20_Text">Authentication</text:span> 객체를 통해 사용자가 누구인지, 인증이 되었는지, 어떤 권한을 가지고 있는지를 확인할 수 있습니다.</text:p>
      <text:h text:style-name="Heading_20_4" text:outline-level="4">주요 메서드:</text:h>
      <text:list xml:id="list4027953061387801741" text:style-name="L1">
        <text:list-item>
          <text:p text:style-name="P1"><text:span text:style-name="Strong_20_Emphasis"><text:span text:style-name="Source_20_Text">getPrincipal()</text:span></text:span>: 현재 인증된 사용자를 나타내는 주체를 반환합니다. 일반적으로 <text:span text:style-name="Source_20_Text">UserDetails</text:span> 객체이거나, 사용자의 이름(String)일 수 있습니다.</text:p>
        </text:list-item>
        <text:list-item>
          <text:p text:style-name="P1"><text:span text:style-name="Strong_20_Emphasis"><text:span text:style-name="Source_20_Text">getCredentials()</text:span></text:span>: 사용자의 인증에 사용된 자격 증명(예: 비밀번호)을 반환합니다. 인증 후에는 보안상의 이유로 자격 증명이 지워질 수 있습니다.</text:p>
        </text:list-item>
        <text:list-item>
          <text:p text:style-name="P1"><text:span text:style-name="Strong_20_Emphasis"><text:span text:style-name="Source_20_Text">getAuthorities()</text:span></text:span>: 사용자가 가진 권한(역할)을 반환합니다. 이 권한들은 스프링 시큐리티에서 보안 검사를 할 때 사용됩니다.</text:p>
        </text:list-item>
        <text:list-item>
          <text:p text:style-name="P1"><text:span text:style-name="Strong_20_Emphasis"><text:span text:style-name="Source_20_Text">isAuthenticated()</text:span></text:span>: 현재 사용자가 인증되었는지 여부를 반환합니다. 인증되지 않은 사용자는 익명 사용자로 간주됩니다.</text:p>
        </text:list-item>
        <text:list-item>
          <text:p text:style-name="P1"><text:span text:style-name="Strong_20_Emphasis"><text:span text:style-name="Source_20_Text">getDetails()</text:span></text:span>: 인증 요청 시 추가로 전달된 부가적인 정보를 반환합니다. IP 주소나 세션 ID와 같은 정보가 될 수 있습니다.</text:p>
        </text:list-item>
      </text:list>
      <text:h text:style-name="Heading_20_3" text:outline-level="3">2. <text:span text:style-name="Source_20_Text">Principal</text:span></text:h>
      <text:p text:style-name="Text_20_body"><text:span text:style-name="Source_20_Text">Principal</text:span>은 인증된 사용자의 주체를 나타냅니다. <text:span text:style-name="Source_20_Text">Authentication</text:span> 인터페이스의 <text:span text:style-name="Source_20_Text">getPrincipal()</text:span> 메서드가 반환하는 객체가 바로 이 <text:span text:style-name="Source_20_Text">Principal</text:span>입니다.</text:p>
      <text:list xml:id="list5111065200810927686" text:style-name="L2">
        <text:list-item>
          <text:p text:style-name="P2"><text:span text:style-name="Strong_20_Emphasis"><text:span text:style-name="Source_20_Text">Principal</text:span></text:span><text:span text:style-name="Strong_20_Emphasis"> 객체</text:span>: Spring Security에서는 <text:span text:style-name="Source_20_Text">Principal</text:span>이 <text:span text:style-name="Source_20_Text">UserDetails</text:span> 객체를 가리키는 경우가 많습니다. <text:span text:style-name="Source_20_Text">UserDetails</text:span>는 사용자의 계정 정보를 캡슐화하는 인터페이스로, 스프링 시큐리티에서 제공하는 사용자 정의 클래스를 통해 구현됩니다.</text:p>
        </text:list-item>
        <text:list-item>
          <text:p text:style-name="P2"><text:span text:style-name="Strong_20_Emphasis">주로 사용되는 </text:span><text:span text:style-name="Strong_20_Emphasis"><text:span text:style-name="Source_20_Text">UserDetails</text:span></text:span><text:span text:style-name="Strong_20_Emphasis"> 메서드</text:span>:</text:p>
          <text:list>
            <text:list-item>
              <text:p text:style-name="P4"><text:span text:style-name="Strong_20_Emphasis"><text:span text:style-name="Source_20_Text">getUsername()</text:span></text:span>: 사용자의 이름을 반환합니다.</text:p>
            </text:list-item>
            <text:list-item>
              <text:p text:style-name="P4"><text:span text:style-name="Strong_20_Emphasis"><text:span text:style-name="Source_20_Text">getPassword()</text:span></text:span>: 사용자의 비밀번호를 반환합니다.</text:p>
            </text:list-item>
            <text:list-item>
              <text:p text:style-name="P4"><text:span text:style-name="Strong_20_Emphasis"><text:span text:style-name="Source_20_Text">isAccountNonExpired()</text:span></text:span>: 계정이 만료되지 않았는지 여부를 반환합니다.</text:p>
            </text:list-item>
            <text:list-item>
              <text:p text:style-name="P4"><text:span text:style-name="Strong_20_Emphasis"><text:span text:style-name="Source_20_Text">isAccountNonLocked()</text:span></text:span>: 계정이 잠기지 않았는지 여부를 반환합니다.</text:p>
            </text:list-item>
            <text:list-item>
              <text:p text:style-name="P4"><text:span text:style-name="Strong_20_Emphasis"><text:span text:style-name="Source_20_Text">isCredentialsNonExpired()</text:span></text:span>: 자격 증명이 만료되지 않았는지 여부를 반환합니다.</text:p>
            </text:list-item>
            <text:list-item>
              <text:p text:style-name="P2"><text:span text:style-name="Strong_20_Emphasis"><text:span text:style-name="Source_20_Text">isEnabled()</text:span></text:span>: 계정이 활성화되었는지 여부를 반환합니다.</text:p>
            </text:list-item>
          </text:list>
        </text:list-item>
      </text:list>
      <text:h text:style-name="Heading_20_3" text:outline-level="3">예시 코드</text:h>
      <text:p text:style-name="Text_20_body">아래 예시 코드는 Spring Security를 사용하여 인증된 사용자의 정보를 가져오는 방법을 보여줍니다.</text:p>
      <text:p text:style-name="Preformatted_20_Text"/>
      <text:p text:style-name="Preformatted_20_Text"><text:soft-page-break/>java</text:p>
      <text:p text:style-name="Preformatted_20_Text">코드 복사</text:p>
      <text:p text:style-name="P6"><text:span text:style-name="Source_20_Text">import org.springframework.security.core.Authentication;</text:span></text:p>
      <text:p text:style-name="P6"><text:span text:style-name="Source_20_Text">import org.springframework.security.core.context.SecurityContextHolder;</text:span></text:p>
      <text:p text:style-name="P6"><text:span text:style-name="Source_20_Text">import org.springframework.security.core.userdetails.UserDetails;</text:span></text:p>
      <text:p text:style-name="P6"/>
      <text:p text:style-name="P6"><text:span text:style-name="Source_20_Text">public class SecurityExample {</text:span></text:p>
      <text:p text:style-name="P6"/>
      <text:p text:style-name="P6"><text:span text:style-name="Source_20_Text"><text:s text:c="4"/>public void printUserInfo() {</text:span></text:p>
      <text:p text:style-name="P6"><text:span text:style-name="Source_20_Text"><text:s text:c="8"/>// 현재 인증된 사용자의 Authentication 객체 가져오기</text:span></text:p>
      <text:p text:style-name="P6"><text:span text:style-name="Source_20_Text"><text:s text:c="8"/>Authentication authentication = SecurityContextHolder.getContext().getAuthentication();</text:span></text:p>
      <text:p text:style-name="P6"><text:span text:style-name="Source_20_Text"><text:s text:c="8"/></text:span></text:p>
      <text:p text:style-name="P6"><text:span text:style-name="Source_20_Text"><text:s text:c="8"/>// Principal 객체 가져오기</text:span></text:p>
      <text:p text:style-name="P6"><text:span text:style-name="Source_20_Text"><text:s text:c="8"/>Object principal = authentication.getPrincipal();</text:span></text:p>
      <text:p text:style-name="P6"><text:span text:style-name="Source_20_Text"><text:s text:c="8"/></text:span></text:p>
      <text:p text:style-name="P6"><text:span text:style-name="Source_20_Text"><text:s text:c="8"/>if (principal instanceof UserDetails) {</text:span></text:p>
      <text:p text:style-name="P6"><text:span text:style-name="Source_20_Text"><text:s text:c="12"/>UserDetails userDetails = (UserDetails) principal;</text:span></text:p>
      <text:p text:style-name="P6"><text:span text:style-name="Source_20_Text"><text:s text:c="12"/>String username = userDetails.getUsername();</text:span></text:p>
      <text:p text:style-name="P6"><text:span text:style-name="Source_20_Text"><text:s text:c="12"/>// 추가 사용자 정보 처리</text:span></text:p>
      <text:p text:style-name="P6"><text:span text:style-name="Source_20_Text"><text:s text:c="12"/>System.out.println("Authenticated user: " + username);</text:span></text:p>
      <text:p text:style-name="P6"><text:span text:style-name="Source_20_Text"><text:s text:c="8"/>} else {</text:span></text:p>
      <text:p text:style-name="P6"><text:span text:style-name="Source_20_Text"><text:s text:c="12"/>String username = principal.toString();</text:span></text:p>
      <text:p text:style-name="P6"><text:span text:style-name="Source_20_Text"><text:s text:c="12"/>System.out.println("Authenticated user: " + username);</text:span></text:p>
      <text:p text:style-name="P6"><text:span text:style-name="Source_20_Text"><text:s text:c="8"/>}</text:span></text:p>
      <text:p text:style-name="P6"><text:span text:style-name="Source_20_Text"><text:s text:c="8"/></text:span></text:p>
      <text:p text:style-name="P6"><text:span text:style-name="Source_20_Text"><text:s text:c="8"/>// 사용자의 권한 정보 가져오기</text:span></text:p>
      <text:p text:style-name="P6"><text:span text:style-name="Source_20_Text"><text:s text:c="8"/>authentication.getAuthorities().forEach(authority -&gt; {</text:span></text:p>
      <text:p text:style-name="P6"><text:span text:style-name="Source_20_Text"><text:s text:c="12"/>System.out.println("User authority: " + authority.getAuthority());</text:span></text:p>
      <text:p text:style-name="P6"><text:span text:style-name="Source_20_Text"><text:s text:c="8"/>});</text:span></text:p>
      <text:p text:style-name="P6"><text:span text:style-name="Source_20_Text"><text:s text:c="4"/>}</text:span></text:p>
      <text:p text:style-name="P7"><text:span text:style-name="Source_20_Text">}</text:span></text:p>
      <text:h text:style-name="Heading_20_3" text:outline-level="3">요약</text:h>
      <text:list xml:id="list6693342251514986985" text:style-name="L3">
        <text:list-item>
          <text:p text:style-name="P5"><text:span text:style-name="Strong_20_Emphasis"><text:span text:style-name="Source_20_Text">Authentication</text:span></text:span>: 사용자 인증 정보를 포함한 객체로, 사용자의 인증 상태, 자격 증명, 권한 등을 관리합니다.</text:p>
        </text:list-item>
        <text:list-item>
          <text:p text:style-name="P3"><text:span text:style-name="Strong_20_Emphasis"><text:span text:style-name="Source_20_Text">Principal</text:span></text:span>: <text:span text:style-name="Source_20_Text">Authentication</text:span>의 한 부분으로, 현재 인증된 사용자를 나타냅니다. 주로 <text:span text:style-name="Source_20_Text">UserDetails</text:span> 객체로 구현되며, 사용자 이름, 비밀번호 등의 정보를 제공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7T16:26:50.35</meta:creation-date>
    <dc:date>2024-08-27T21:00:25.95</dc:date>
    <meta:editing-duration>PT4H33M3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53" meta:word-count="920" meta:character-count="2559"/>
  </office:meta>
</office:document-meta>
</file>